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2257" officeooo:paragraph-rsid="002c2257"/>
    </style:style>
    <style:style style:name="P2" style:family="paragraph" style:parent-style-name="Standard">
      <style:paragraph-properties fo:break-before="page"/>
      <style:text-properties officeooo:rsid="002f73c6" officeooo:paragraph-rsid="002f73c6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7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8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9" style:family="paragraph">
      <style:paragraph-properties fo:text-align="center"/>
      <style:text-properties style:font-name="Times New Roman" fo:font-size="6pt" style:font-size-asian="6pt" style:font-size-complex="6pt"/>
    </style:style>
    <style:style style:name="P10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11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2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3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P14" style:family="paragraph">
      <loext:graphic-properties draw:fill-color="#6666ff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text-properties fo:font-size="6pt" style:font-size-asian="6pt" style:font-size-complex="6pt"/>
    </style:style>
    <style:style style:name="P20" style:family="paragraph">
      <loext:graphic-properties draw:fill="none" draw:fill-color="#ffffff"/>
      <style:text-properties style:font-name="Times New Roman1" fo:font-size="6pt" style:font-size-asian="6pt" style:font-size-complex="6pt"/>
    </style:style>
    <style:style style:name="P21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 draw:fill-color="#ffffff"/>
      <style:text-properties fo:font-size="12pt"/>
    </style:style>
    <style:style style:name="P25" style:family="paragraph">
      <style:text-properties fo:font-size="12pt"/>
    </style:style>
    <style:style style:name="P2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7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ffffff"/>
      <style:text-properties fo:font-size="5pt" style:font-size-asian="5pt" style:font-size-complex="5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6pt" style:font-size-asian="6pt" style:font-size-complex="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Times New Roman1" fo:font-size="6pt" style:font-size-asian="6pt" style:font-size-complex="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/>
    </style:style>
    <style:style style:name="T9" style:family="text">
      <style:text-properties fo:font-size="5pt" style:font-size-asian="5pt" style:font-size-complex="5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508in" style:run-through="foreground"/>
    </style:style>
    <style:style style:name="gr3" style:family="graphic">
      <style:graphic-properties draw:stroke="none" svg:stroke-color="#000000" draw:fill="none" draw:fill-color="#ffffff" fo:min-height="0.1925in" style:run-through="foreground"/>
    </style:style>
    <style:style style:name="gr4" style:family="graphic">
      <style:graphic-properties draw:textarea-horizontal-align="justify" draw:textarea-vertical-align="middle" draw:auto-grow-height="false" fo:min-height="0.4898in" fo:min-width="0.5638in" style:run-through="foreground"/>
    </style:style>
    <style:style style:name="gr5" style:family="graphic">
      <style:graphic-properties draw:textarea-horizontal-align="justify" draw:textarea-vertical-align="middle" draw:auto-grow-height="false" fo:min-height="0.4902in" fo:min-width="0.5638in" style:run-through="foreground"/>
    </style:style>
    <style:style style:name="gr6" style:family="graphic">
      <style:graphic-properties draw:textarea-horizontal-align="justify" draw:textarea-vertical-align="middle" draw:auto-grow-height="false" fo:min-height="0.4898in" fo:min-width="0.5634in" style:run-through="foreground"/>
    </style:style>
    <style:style style:name="gr7" style:family="graphic">
      <style:graphic-properties draw:stroke="none" svg:stroke-color="#000000" draw:fill="none" draw:fill-color="#ffffff" fo:min-height="0.2409in" style:run-through="foreground"/>
    </style:style>
    <style:style style:name="gr8" style:family="graphic">
      <style:graphic-properties draw:textarea-horizontal-align="justify" draw:textarea-vertical-align="middle" draw:auto-grow-height="false" fo:min-height="0.6583in" fo:min-width="0.7583in" style:run-through="foreground"/>
    </style:style>
    <style:style style:name="gr9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7764in" fo:min-width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6583in" fo:min-width="0.7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ffffff" draw:fill-color="#6666ff" draw:textarea-horizontal-align="justify" draw:textarea-vertical-align="middle" draw:auto-grow-height="false" fo:min-height="0.1291in" fo:min-width="0.1555in" style:run-through="foreground"/>
    </style:style>
    <style:style style:name="gr31" style:family="graphic">
      <style:graphic-properties style:run-through="foreground"/>
    </style:style>
    <style:style style:name="gr32" style:family="graphic">
      <style:graphic-properties draw:stroke="dash" draw:stroke-dash="Line_20_Style_20_9" svg:stroke-color="#000000" draw:textarea-horizontal-align="center" draw:textarea-vertical-align="middle" style:run-through="foreground"/>
    </style:style>
    <style:style style:name="gr33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dash" draw:stroke-dash="Line_20_Style_20_9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color="#ffffff" draw:fill-color="#6666ff" draw:textarea-horizontal-align="justify" draw:textarea-vertical-align="middle" draw:auto-grow-height="false" fo:min-height="0.1882in" fo:min-width="0.1882in" style:run-through="foreground"/>
    </style:style>
    <style:style style:name="gr37" style:family="graphic">
      <style:graphic-properties draw:stroke="dash" draw:stroke-dash="Line_20_Style_20_9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1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0.1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1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0.1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1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0.1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8311in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fo:min-height="0.1984in" style:run-through="foreground"/>
    </style:style>
    <style:style style:name="gr51" style:family="graphic">
      <style:graphic-properties draw:textarea-horizontal-align="justify" draw:textarea-vertical-align="middle" draw:auto-grow-height="false" fo:min-height="0.4909in" fo:min-width="0.5638in" style:run-through="foreground"/>
    </style:style>
    <style:style style:name="gr52" style:family="graphic">
      <style:graphic-properties draw:textarea-horizontal-align="justify" draw:textarea-vertical-align="middle" draw:auto-grow-height="false" fo:min-height="0.4898in" fo:min-width="0.5646in" style:run-through="foreground"/>
    </style:style>
    <style:style style:name="gr53" style:family="graphic">
      <style:graphic-properties draw:textarea-horizontal-align="justify" draw:textarea-vertical-align="middle" draw:auto-grow-height="false" fo:min-height="0.4909in" fo:min-width="0.5646in" style:run-through="foreground"/>
    </style:style>
    <style:style style:name="gr54" style:family="graphic">
      <style:graphic-properties draw:stroke="none" svg:stroke-color="#000000" draw:fill="none" draw:fill-color="#ffffff" fo:min-height="0.1665in" style:run-through="foreground"/>
    </style:style>
    <style:style style:name="gr55" style:family="graphic">
      <style:graphic-properties draw:textarea-horizontal-align="justify" draw:textarea-vertical-align="middle" draw:auto-grow-height="false" fo:min-height="0.3756in" fo:min-width="0.4327in" style:run-through="foreground"/>
    </style:style>
    <style:style style:name="gr56" style:family="graphic">
      <style:graphic-properties draw:textarea-horizontal-align="justify" draw:textarea-vertical-align="middle" draw:auto-grow-height="false" fo:min-height="0.3772in" fo:min-width="0.4335in" style:run-through="foreground"/>
    </style:style>
    <style:style style:name="gr57" style:family="graphic">
      <style:graphic-properties draw:textarea-horizontal-align="justify" draw:textarea-vertical-align="middle" draw:auto-grow-height="false" fo:min-height="0.3756in" fo:min-width="0.4319in" style:run-through="foreground"/>
    </style:style>
    <style:style style:name="gr58" style:family="graphic">
      <style:graphic-properties draw:stroke="none" svg:stroke-color="#000000" draw:fill="none" draw:fill-color="#ffffff" fo:min-height="0.1382in" style:run-through="foreground"/>
    </style:style>
    <style:style style:name="gr59" style:family="graphic">
      <style:graphic-properties draw:stroke="none" svg:stroke-color="#000000" draw:fill="none" draw:fill-color="#ffffff" fo:min-height="0.1374in" style:run-through="foreground"/>
    </style:style>
    <style:style style:name="gr60" style:family="graphic">
      <style:graphic-properties draw:textarea-horizontal-align="justify" draw:textarea-vertical-align="middle" draw:auto-grow-height="false" fo:min-height="0.2846in" fo:min-width="0.3291in" style:run-through="foreground"/>
    </style:style>
    <style:style style:name="gr61" style:family="graphic">
      <style:graphic-properties draw:textarea-horizontal-align="justify" draw:textarea-vertical-align="middle" draw:auto-grow-height="false" fo:min-height="0.2854in" fo:min-width="0.3299in" style:run-through="foreground"/>
    </style:style>
    <style:style style:name="gr62" style:family="graphic">
      <style:graphic-properties draw:textarea-horizontal-align="justify" draw:textarea-vertical-align="middle" draw:auto-grow-height="false" fo:min-height="0.2846in" fo:min-width="0.3283in" style:run-through="foreground"/>
    </style:style>
    <style:style style:name="gr63" style:family="graphic">
      <style:graphic-properties draw:stroke="none" svg:stroke-color="#000000" draw:fill="none" draw:fill-color="#ffffff" fo:min-height="0.1445in" style:run-through="foreground"/>
    </style:style>
    <style:style style:name="gr64" style:family="graphic">
      <style:graphic-properties draw:textarea-horizontal-align="justify" draw:textarea-vertical-align="middle" draw:auto-grow-height="false" fo:min-height="0.3764in" fo:min-width="0.4327in" style:run-through="foreground"/>
    </style:style>
    <style:style style:name="gr65" style:family="graphic">
      <style:graphic-properties draw:textarea-horizontal-align="justify" draw:textarea-vertical-align="middle" draw:auto-grow-height="false" fo:min-height="0.3783in" fo:min-width="0.4335in" style:run-through="foreground"/>
    </style:style>
    <style:style style:name="gr66" style:family="graphic">
      <style:graphic-properties draw:textarea-horizontal-align="justify" draw:textarea-vertical-align="middle" draw:auto-grow-height="false" fo:min-height="0.3764in" fo:min-width="0.4319in" style:run-through="foreground"/>
    </style:style>
    <style:style style:name="gr67" style:family="graphic">
      <style:graphic-properties svg:stroke-color="#ffffff" draw:fill-color="#6666ff" draw:textarea-horizontal-align="justify" draw:textarea-vertical-align="middle" draw:auto-grow-height="false" fo:min-height="0.1291in" fo:min-width="0.1319in" style:run-through="foreground"/>
    </style:style>
    <style:style style:name="gr68" style:family="graphic">
      <style:graphic-properties draw:stroke="solid" svg:stroke-color="#000000" draw:fill="none" draw:fill-color="#ffffff" fo:min-height="0.2563in" style:run-through="foreground"/>
    </style:style>
    <style:style style:name="gr69" style:family="graphic">
      <style:graphic-properties draw:marker-start="" draw:marker-end="Arrowheads_20_3" draw:textarea-horizontal-align="center" draw:textarea-vertical-align="middle" style:run-through="foreground"/>
    </style:style>
    <style:style style:name="gr70" style:family="graphic">
      <style:graphic-properties draw:stroke="solid" svg:stroke-color="#000000" draw:fill="none" draw:fill-color="#ffffff" fo:min-height="0.1811in" style:run-through="foreground"/>
    </style:style>
    <style:style style:name="gr71" style:family="graphic">
      <style:graphic-properties draw:stroke="solid" svg:stroke-color="#000000" draw:fill="none" draw:fill-color="#ffffff" fo:min-height="0.2035in" style:run-through="foreground"/>
    </style:style>
    <style:style style:name="gr72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dash" draw:stroke-dash="Line_20_Style_20_9" svg:stroke-color="#000000" draw:fill-color="#000000" draw:textarea-horizontal-align="center" draw:textarea-vertical-align="middle" style:run-through="foreground"/>
    </style:style>
    <style:style style:name="gr75" style:family="graphic">
      <style:graphic-properties draw:stroke="none" svg:stroke-color="#000000" draw:fill="none" draw:fill-color="#ffffff" fo:min-height="0.0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solid" svg:stroke-color="#000000" draw:fill="none" draw:fill-color="#ffffff" fo:min-height="0.2035in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77" style:family="graphic">
      <style:graphic-properties draw:marker-start="" draw:marker-end="Arrowheads_20_3" draw:textarea-horizontal-align="center" draw:textarea-vertical-align="middle" style:run-through="foreground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2" draw:name="Shape1" draw:style-name="gr9" draw:text-style-name="P5" svg:width="0.4067in" svg:height="0.7768in" svg:x="0.1929in" svg:y="0.2236in"><text:p text:style-name="P4"><text:span text:style-name="T1">Input</text:span></text:p><text:p text:style-name="P4"><text:span text:style-name="T1">1x15x15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10" draw:text-style-name="P6" svg:width="0.7748in" svg:height="0.7768in" svg:x="0.6217in" svg:y="0.2236in"><text:p text:style-name="P4"><text:span text:style-name="T1">CONV1+ReLU</text:span></text:p><text:p text:style-name="P4"><text:span text:style-name="T1">filters: 20</text:span></text:p><text:p text:style-name="P4"><text:span text:style-name="T1">f_size: 4x4</text:span></text:p><text:p text:style-name="P4"><text:span text:style-name="T1">stride: 1</text:span></text:p><text:p text:style-name="P4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11" draw:text-style-name="P7" svg:width="0.5287in" svg:height="0.7768in" svg:x="1.4181in" svg:y="0.2236in"><text:p text:style-name="P4"><text:span text:style-name="T1">POOL1</text:span></text:p><text:p text:style-name="P4"><text:span text:style-name="T1">f_size: 2x2</text:span></text:p><text:p text:style-name="P4"><text:span text:style-name="T1">stride: 2</text:span></text:p><text:p text:style-name="P4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12" draw:text-style-name="P6" svg:width="0.7406in" svg:height="0.7768in" svg:x="1.9626in" svg:y="0.2236in"><text:p text:style-name="P4"><text:span text:style-name="T1">CONV2+ReLU</text:span></text:p><text:p text:style-name="P4"><text:span text:style-name="T1">filters: 40</text:span></text:p><text:p text:style-name="P4"><text:span text:style-name="T1">f_size: 3x3</text:span></text:p><text:p text:style-name="P4"><text:span text:style-name="T1">stride: 1</text:span></text:p><text:p text:style-name="P4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13" draw:text-style-name="P7" svg:width="0.5524in" svg:height="0.7768in" svg:x="2.7193in" svg:y="0.2236in"><text:p text:style-name="P4"><text:span text:style-name="T1">POOL2</text:span></text:p><text:p text:style-name="P4"><text:span text:style-name="T1">stride: 2</text:span></text:p><text:p text:style-name="P4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14" draw:text-style-name="P8" svg:width="0.5524in" svg:height="0.7768in" svg:x="3.2937in" svg:y="0.2236in"><text:p text:style-name="P4"><text:span text:style-name="T1">FC1+ReLU</text:span></text:p><text:p text:style-name="P4"><text:span text:style-name="T1">60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14" draw:text-style-name="P8" svg:width="0.5524in" svg:height="0.7768in" svg:x="3.8681in" svg:y="0.2236in"><text:p text:style-name="P4"><text:span text:style-name="T1">FC2+ReLU</text:span></text:p><text:p text:style-name="P4"><text:span text:style-name="T1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9" draw:name="Shape1" draw:style-name="gr15" draw:text-style-name="P9" svg:width="0.3331in" svg:height="0.7768in" svg:x="0.1929in" svg:y="0.0319in"><text:p text:style-name="P4"><text:span text:style-name="T2">Input</text:span></text:p><text:p text:style-name="P4"><text:span text:style-name="T2">1x39x39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16" draw:text-style-name="P10" svg:width="0.5504in" svg:height="0.7768in" svg:x="0.5437in" svg:y="0.0319in"><text:p text:style-name="P4"><text:span text:style-name="T2">CONV1+ReLU</text:span></text:p><text:p text:style-name="P4"><text:span text:style-name="T2">filters: 20</text:span></text:p><text:p text:style-name="P4"><text:span text:style-name="T2">f_size: 4x4</text:span></text:p><text:p text:style-name="P4"><text:span text:style-name="T2">stride: 1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6" draw:text-style-name="P10" svg:width="0.5504in" svg:height="0.7768in" svg:x="1.5366in" svg:y="0.0319in"><text:p text:style-name="P4"><text:span text:style-name="T2">CONV2+ReLU</text:span></text:p><text:p text:style-name="P4"><text:span text:style-name="T2">filters: 40</text:span></text:p><text:p text:style-name="P4"><text:span text:style-name="T2">f_size: 3x3</text:span></text:p><text:p text:style-name="P4"><text:span text:style-name="T2">stride: 1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7" draw:text-style-name="P11" svg:width="0.4098in" svg:height="0.7768in" svg:x="1.111in" svg:y="0.0319in"><text:p text:style-name="P4"><text:span text:style-name="T2">POOL1</text:span></text:p><text:p text:style-name="P4"><text:span text:style-name="T2">f_size: 2x2</text:span></text:p><text:p text:style-name="P4"><text:span text:style-name="T2">stride: 2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8" draw:text-style-name="P11" svg:width="0.4157in" svg:height="0.7768in" svg:x="2.1055in" svg:y="0.0374in"><text:p text:style-name="P4"><text:span text:style-name="T2">POOL2</text:span></text:p><text:p text:style-name="P4"><text:span text:style-name="T2">stride: 2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6" draw:text-style-name="P10" svg:width="0.5504in" svg:height="0.7768in" svg:x="2.5374in" svg:y="0.0319in"><text:p text:style-name="P4"><text:span text:style-name="T2">CONV3+ReLU</text:span></text:p><text:p text:style-name="P4"><text:span text:style-name="T2">filters: 60</text:span></text:p><text:p text:style-name="P4"><text:span text:style-name="T2">f_size: 3x3</text:span></text:p><text:p text:style-name="P4"><text:span text:style-name="T2">stride: 1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7" draw:name="Shape1" draw:style-name="gr17" draw:text-style-name="P11" svg:width="0.4098in" svg:height="0.7768in" svg:x="3.0992in" svg:y="0.0319in"><text:p text:style-name="P4"><text:span text:style-name="T2">POOL3</text:span></text:p><text:p text:style-name="P4"><text:span text:style-name="T2">f_size: 2x2</text:span></text:p><text:p text:style-name="P4"><text:span text:style-name="T2">stride: 2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21" draw:text-style-name="P10" svg:width="0.548in" svg:height="0.7768in" svg:x="3.5252in" svg:y="0.0319in"><text:p text:style-name="P4"><text:span text:style-name="T2">CONV4+ReLU</text:span></text:p><text:p text:style-name="P4"><text:span text:style-name="T2">filters: 80</text:span></text:p><text:p text:style-name="P4"><text:span text:style-name="T2">f_size: 2x2</text:span></text:p><text:p text:style-name="P4"><text:span text:style-name="T2">stride: 1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19" draw:text-style-name="P12" svg:width="0.4512in" svg:height="0.7768in" svg:x="4.0898in" svg:y="0.0319in"><text:p text:style-name="P4"><text:span text:style-name="T2">FC1+ReLU</text:span></text:p><text:p text:style-name="P4"><text:span text:style-name="T2">120/100/10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20" draw:text-style-name="P12" svg:width="0.4217in" svg:height="0.7768in" svg:x="4.5571in" svg:y="0.0319in"><text:p text:style-name="P4"><text:span text:style-name="T2">FC2+ReLU</text:span></text:p><text:p text:style-name="P4"><text:span text:style-name="T2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><draw:custom-shape text:anchor-type="paragraph" draw:z-index="19" draw:name="Shape1" draw:style-name="gr22" draw:text-style-name="P9" svg:width="0.4012in" svg:height="0.7768in" svg:x="0.1764in" svg:y="0.0319in"><text:p text:style-name="P4"><text:span text:style-name="T2">Input</text:span></text:p><text:p text:style-name="P4"><text:span text:style-name="T2">1x192x256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16" draw:text-style-name="P10" svg:width="0.5504in" svg:height="0.7768in" svg:x="0.5937in" svg:y="0.0319in"><text:p text:style-name="P4"><text:span text:style-name="T2">CONV1</text:span></text:p><text:p text:style-name="P4"><text:span text:style-name="T2">filters: 32</text:span></text:p><text:p text:style-name="P4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7" draw:text-style-name="P11" svg:width="0.4098in" svg:height="0.7768in" svg:x="1.161in" svg:y="0.0319in"><text:p text:style-name="P4"><text:span text:style-name="T2">POOL1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6" draw:text-style-name="P10" svg:width="0.5504in" svg:height="0.7768in" svg:x="1.9366in" svg:y="0.0319in"><text:p text:style-name="P4"><text:span text:style-name="T2">CONV2</text:span></text:p><text:p text:style-name="P4"><text:span text:style-name="T2">filters: 64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8" draw:text-style-name="P11" svg:width="0.4157in" svg:height="0.7768in" svg:x="2.5055in" svg:y="0.0374in"><text:p text:style-name="P4"><text:span text:style-name="T2">POOL2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19" draw:text-style-name="P12" svg:width="0.4512in" svg:height="0.7768in" svg:x="4.6307in" svg:y="0.0319in"><text:p text:style-name="P4"><text:span text:style-name="T2">FC1</text:span></text:p><text:p text:style-name="P4"><text:span text:style-name="T2">1000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6" draw:text-style-name="P10" svg:width="0.5504in" svg:height="0.7768in" svg:x="3.2925in" svg:y="0.0319in"><text:p text:style-name="P4"><text:span text:style-name="T2">CONV3</text:span></text:p><text:p text:style-name="P4"><text:span text:style-name="T2">filters: 128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7" draw:name="Shape1" draw:style-name="gr17" draw:text-style-name="P11" svg:width="0.4098in" svg:height="0.7768in" svg:x="3.8543in" svg:y="0.0319in"><text:p text:style-name="P4"><text:span text:style-name="T2">POOL3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19" draw:text-style-name="P12" svg:width="0.4512in" svg:height="0.7768in" svg:x="5.4429in" svg:y="0.0319in"><text:p text:style-name="P4"><text:span text:style-name="T2">FC2</text:span></text:p><text:p text:style-name="P4"><text:span text:style-name="T2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name="Shape1" draw:style-name="gr23" draw:text-style-name="P13" svg:width="0.3331in" svg:height="0.7768in" svg:x="1.5854in" svg:y="0.0319in"><text:p text:style-name="P4"><text:span text:style-name="T2">DROP1</text:span></text:p><text:p text:style-name="P4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23" draw:text-style-name="P13" svg:width="0.3331in" svg:height="0.7768in" svg:x="2.9402in" svg:y="0.0374in"><text:p text:style-name="P4"><text:span text:style-name="T2">DROP2</text:span></text:p><text:p text:style-name="P4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31" draw:name="Shape1" draw:style-name="gr23" draw:text-style-name="P13" svg:width="0.3331in" svg:height="0.7768in" svg:x="4.2783in" svg:y="0.0319in"><text:p text:style-name="P4"><text:span text:style-name="T2">DROP3</text:span></text:p><text:p text:style-name="P4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32" draw:name="Shape1" draw:style-name="gr23" draw:text-style-name="P13" svg:width="0.3331in" svg:height="0.7768in" svg:x="5.0957in" svg:y="0.0319in"><text:p text:style-name="P4"><text:span text:style-name="T2">DROP4</text:span></text:p><text:p text:style-name="P4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20" draw:text-style-name="P12" svg:width="0.4217in" svg:height="0.7768in" svg:x="5.9083in" svg:y="0.0319in"><text:p text:style-name="P4"><text:span text:style-name="T2">FC3</text:span></text:p><text:p text:style-name="P4"><text:span text:style-name="T2">16</text:span></text:p><draw:enhanced-geometry svg:viewBox="0 0 21600 21600" draw:mirror-horizontal="false" draw:mirror-vertical="false" draw:type="rectangle" draw:enhanced-path="M 0 0 L 21600 0 21600 21600 0 21600 0 0 Z N"/></draw:custom-shape>s</text:p>
      <text:p text:style-name="Standard"/>
      <text:p text:style-name="Standard"/>
      <text:p text:style-name="Standard"/>
      <text:p text:style-name="Standard"><draw:custom-shape text:anchor-type="paragraph" draw:z-index="33" draw:name="Shape1" draw:style-name="gr15" draw:text-style-name="P9" svg:width="0.3331in" svg:height="0.7768in" svg:x="0.2319in" svg:y="0.4228in"><text:p text:style-name="P4"><text:span text:style-name="T2">Input</text:span></text:p><text:p text:style-name="P4"><text:span text:style-name="T2">96x96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24" draw:text-style-name="P10" svg:width="0.4051in" svg:height="0.7768in" svg:x="0.5827in" svg:y="0.4228in"><text:p text:style-name="P4"><text:span text:style-name="T2">CONV1.1</text:span></text:p><text:p text:style-name="P4"><text:span text:style-name="T2">filters: 32</text:span></text:p><text:p text:style-name="P4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17" draw:text-style-name="P11" svg:width="0.4098in" svg:height="0.7768in" svg:x="1.4327in" svg:y="0.4228in"><text:p text:style-name="P4"><text:span text:style-name="T2">POOL1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25" draw:text-style-name="P10" svg:width="0.3787in" svg:height="0.7768in" svg:x="2.2083in" svg:y="0.4228in"><text:p text:style-name="P4"><text:span text:style-name="T2">CONV2.1</text:span></text:p><text:p text:style-name="P4"><text:span text:style-name="T2">filters: 32</text:span></text:p><text:p text:style-name="P4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8" draw:text-style-name="P11" svg:width="0.4157in" svg:height="0.7768in" svg:x="2.9992in" svg:y="0.4283in"><text:p text:style-name="P4"><text:span text:style-name="T2">POOL2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8" draw:name="Shape1" draw:style-name="gr19" draw:text-style-name="P12" svg:width="0.4512in" svg:height="0.7768in" svg:x="5.3681in" svg:y="0.4228in"><text:p text:style-name="P4"><text:span text:style-name="T2">FC1</text:span></text:p><text:p text:style-name="P4"><text:span text:style-name="T2">1500</text:span></text:p><draw:enhanced-geometry svg:viewBox="0 0 21600 21600" draw:type="rectangle" draw:enhanced-path="M 0 0 L 21600 0 21600 21600 0 21600 0 0 Z N"/></draw:custom-shape><draw:custom-shape text:anchor-type="paragraph" draw:z-index="39" draw:name="Shape1" draw:style-name="gr20" draw:text-style-name="P12" svg:width="0.4217in" svg:height="0.7768in" svg:x="6.6457in" svg:y="0.4228in"><text:p text:style-name="P4"><text:span text:style-name="T2">FC3</text:span></text:p><text:p text:style-name="P4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0" draw:name="Shape1" draw:style-name="gr26" draw:text-style-name="P10" svg:width="0.3858in" svg:height="0.7768in" svg:x="3.7862in" svg:y="0.4228in"><text:p text:style-name="P4"><text:span text:style-name="T2">CONV3.1</text:span></text:p><text:p text:style-name="P4"><text:span text:style-name="T2">filters: 64</text:span></text:p><text:p text:style-name="P4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41" draw:name="Shape1" draw:style-name="gr17" draw:text-style-name="P11" svg:width="0.4098in" svg:height="0.7768in" svg:x="4.5917in" svg:y="0.4228in"><text:p text:style-name="P4"><text:span text:style-name="T2">POOL3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42" draw:name="Shape1" draw:style-name="gr19" draw:text-style-name="P12" svg:width="0.4512in" svg:height="0.7768in" svg:x="6.1807in" svg:y="0.4228in"><text:p text:style-name="P4"><text:span text:style-name="T2">FC2</text:span></text:p><text:p text:style-name="P4"><text:span text:style-name="T2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name="Shape1" draw:style-name="gr27" draw:text-style-name="P13" svg:width="0.3331in" svg:height="0.7768in" svg:x="1.8571in" svg:y="0.4228in"><text:p text:style-name="P4"><text:span text:style-name="T2">DROP1</text:span></text:p><text:p text:style-name="P4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27" draw:text-style-name="P13" svg:width="0.3331in" svg:height="0.7768in" svg:x="3.4339in" svg:y="0.4283in"><text:p text:style-name="P4"><text:span text:style-name="T2">DROP2</text:span></text:p><text:p text:style-name="P4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27" draw:text-style-name="P13" svg:width="0.3331in" svg:height="0.7768in" svg:x="5.0161in" svg:y="0.4228in"><text:p text:style-name="P4"><text:span text:style-name="T2">DROP3</text:span></text:p><text:p text:style-name="P4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27" draw:text-style-name="P13" svg:width="0.3331in" svg:height="0.7768in" svg:x="5.8335in" svg:y="0.4228in"><text:p text:style-name="P4"><text:span text:style-name="T2">DROP4</text:span></text:p><text:p text:style-name="P4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28" draw:text-style-name="P10" svg:width="0.4106in" svg:height="0.7768in" svg:x="1.0075in" svg:y="0.4228in"><text:p text:style-name="P4"><text:span text:style-name="T2">CONV1.2</text:span></text:p><text:p text:style-name="P4"><text:span text:style-name="T2">filters: 32</text:span></text:p><text:p text:style-name="P4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48" draw:name="Shape1" draw:style-name="gr25" draw:text-style-name="P10" svg:width="0.3787in" svg:height="0.7768in" svg:x="2.6043in" svg:y="0.428in"><text:p text:style-name="P4"><text:span text:style-name="T2">CONV2.2</text:span></text:p><text:p text:style-name="P4"><text:span text:style-name="T2">filters: 32</text:span></text:p><text:p text:style-name="P4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49" draw:name="Shape1" draw:style-name="gr26" draw:text-style-name="P10" svg:width="0.3858in" svg:height="0.7768in" svg:x="4.1898in" svg:y="0.4228in"><text:p text:style-name="P4"><text:span text:style-name="T2">CONV3.2</text:span></text:p><text:p text:style-name="P4"><text:span text:style-name="T2">filters: 64</text:span></text:p><text:p text:style-name="P4"><text:span text:style-name="T2">f_size: 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50" draw:name="Shape1" draw:style-name="gr15" draw:text-style-name="P9" svg:width="0.3331in" svg:height="0.7768in" svg:x="0.2189in" svg:y="0.852in"><text:p text:style-name="P4"><text:span text:style-name="T2">Input</text:span></text:p><text:p text:style-name="P4"><text:span text:style-name="T2">192x256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16" draw:text-style-name="P10" svg:width="0.5504in" svg:height="0.7768in" svg:x="0.5693in" svg:y="0.852in"><text:p text:style-name="P4"><text:span text:style-name="T2">CONV1</text:span></text:p><text:p text:style-name="P4"><text:span text:style-name="T2">filters: 32</text:span></text:p><text:p text:style-name="P4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7" draw:text-style-name="P11" svg:width="0.4098in" svg:height="0.7768in" svg:x="1.1366in" svg:y="0.852in"><text:p text:style-name="P4"><text:span text:style-name="T2">POOL1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6" draw:text-style-name="P10" svg:width="0.5504in" svg:height="0.7768in" svg:x="1.5626in" svg:y="0.852in"><text:p text:style-name="P4"><text:span text:style-name="T2">CONV2</text:span></text:p><text:p text:style-name="P4"><text:span text:style-name="T2">filters: 64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8" draw:text-style-name="P11" svg:width="0.4157in" svg:height="0.7768in" svg:x="2.1311in" svg:y="0.8575in"><text:p text:style-name="P4"><text:span text:style-name="T2">POOL2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5" draw:name="Shape1" draw:style-name="gr19" draw:text-style-name="P12" svg:width="0.4512in" svg:height="0.7768in" svg:x="3.5563in" svg:y="0.852in"><text:p text:style-name="P4"><text:span text:style-name="T2">FC1</text:span></text:p><text:p text:style-name="P4"><text:span text:style-name="T2">500</text:span></text:p><draw:enhanced-geometry svg:viewBox="0 0 21600 21600" draw:type="rectangle" draw:enhanced-path="M 0 0 L 21600 0 21600 21600 0 21600 0 0 Z N"/></draw:custom-shape><draw:custom-shape text:anchor-type="paragraph" draw:z-index="56" draw:name="Shape1" draw:style-name="gr20" draw:text-style-name="P12" svg:width="0.4217in" svg:height="0.7768in" svg:x="4.4902in" svg:y="0.852in"><text:p text:style-name="P4"><text:span text:style-name="T2">FC3</text:span></text:p><text:p text:style-name="P4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7" draw:name="Shape1" draw:style-name="gr16" draw:text-style-name="P10" svg:width="0.5504in" svg:height="0.7768in" svg:x="2.5618in" svg:y="0.852in"><text:p text:style-name="P4"><text:span text:style-name="T2">CONV3</text:span></text:p><text:p text:style-name="P4"><text:span text:style-name="T2">filters: 128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8" draw:name="Shape1" draw:style-name="gr17" draw:text-style-name="P11" svg:width="0.4098in" svg:height="0.7768in" svg:x="3.1236in" svg:y="0.852in"><text:p text:style-name="P4"><text:span text:style-name="T2">POOL3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9" draw:name="Shape1" draw:style-name="gr19" draw:text-style-name="P12" svg:width="0.4512in" svg:height="0.7768in" svg:x="4.0252in" svg:y="0.852in"><text:p text:style-name="P4"><text:span text:style-name="T2">FC2</text:span></text:p><text:p text:style-name="P4"><text:span text:style-name="T2">500</text:span></text:p><draw:enhanced-geometry svg:viewBox="0 0 21600 21600" draw:mirror-horizontal="false" draw:mirror-vertical="false" draw:type="rectangle" draw:enhanced-path="M 0 0 L 21600 0 21600 21600 0 21600 0 0 Z N"/></draw:custom-shape>inh</text:p>
      <text:p text:style-name="P2"><draw:custom-shape text:anchor-type="paragraph" draw:z-index="62" draw:name="Shape3" draw:style-name="gr33" draw:text-style-name="P14" svg:width="0.1421in" svg:height="0.1461in" svg:x="2.7492in" svg:y="1.3366in"><text:p/><draw:enhanced-geometry svg:viewBox="0 0 21600 21600" draw:type="rectangle" draw:enhanced-path="M 0 0 L 21600 0 21600 21600 0 21600 0 0 Z N"/></draw:custom-shape><draw:g text:anchor-type="paragraph" draw:z-index="100" draw:style-name="gr1"><draw:line draw:name="Shape4" draw:style-name="gr32" draw:text-style-name="P4" svg:x1="2.8909in" svg:y1="1.3366in" svg:x2="3.4417in" svg:y2="1.4654in"><text:p/></draw:line><draw:line draw:name="Shape4" draw:style-name="gr32" draw:text-style-name="P4" svg:x1="2.8909in" svg:y1="1.4819in" svg:x2="3.4417in" svg:y2="1.4819in"><text:p/></draw:line></draw:g><draw:g text:anchor-type="paragraph" draw:z-index="1" draw:style-name="gr1"><draw:frame draw:name="Shape11" draw:style-name="gr3" draw:text-style-name="P3" svg:width="0.2531in" svg:height="0.1925in" draw:transform="rotate (-0.802851455917392) translate (1.39027777777778in 1.55625in)"><draw:text-box><text:p>.…</text:p></draw:text-box></draw:frame><draw:frame draw:name="Shape11" draw:style-name="gr7" draw:text-style-name="P3" svg:width="0.3248in" svg:height="0.2413in" draw:transform="rotate (-0.802851455917392) translate (2.14097222222222in 0.890972222222222in)"><draw:text-box><text:p>….</text:p></draw:text-box></draw:frame><draw:custom-shape draw:name="Shape2" draw:style-name="gr8" svg:width="0.7587in" svg:height="0.6587in" svg:x="1.2146in" svg:y="0.9272in"><text:p/><draw:enhanced-geometry svg:viewBox="0 0 21600 21600" draw:type="rectangle" draw:enhanced-path="M 0 0 L 21600 0 21600 21600 0 21600 0 0 Z N"/></draw:custom-shape><draw:custom-shape draw:name="Shape2" draw:style-name="gr8" svg:width="0.7587in" svg:height="0.6587in" svg:x="1.2811in" svg:y="0.9929in"><text:p/><draw:enhanced-geometry svg:viewBox="0 0 21600 21600" draw:type="rectangle" draw:enhanced-path="M 0 0 L 21600 0 21600 21600 0 21600 0 0 Z N"/></draw:custom-shape><draw:custom-shape draw:name="Shape2" draw:style-name="gr8" svg:width="0.7587in" svg:height="0.6587in" svg:x="1.4335in" svg:y="1.1394in"><text:p/><draw:enhanced-geometry svg:viewBox="0 0 21600 21600" draw:type="rectangle" draw:enhanced-path="M 0 0 L 21600 0 21600 21600 0 21600 0 0 Z N"/></draw:custom-shape><draw:frame draw:name="Shape11" draw:style-name="gr7" draw:text-style-name="P3" svg:width="0.3248in" svg:height="0.2413in" draw:transform="rotate (-0.802851455917392) translate (1.41597222222222in 0.89375in)"><draw:text-box><text:p>….</text:p></draw:text-box></draw:frame></draw:g><draw:g text:anchor-type="paragraph" draw:z-index="0" draw:style-name="gr1"><draw:frame draw:name="Shape11" draw:style-name="gr2" draw:text-style-name="P3" svg:width="0.1886in" svg:height="0.3512in" draw:transform="rotate (-0.803724120543389) translate (2.45555555555556in 1.51805555555556in)"><draw:text-box><text:p>...</text:p></draw:text-box></draw:frame><draw:frame draw:name="Shape11" draw:style-name="gr3" draw:text-style-name="P3" svg:width="0.2413in" svg:height="0.1925in" draw:transform="rotate (-0.803724120543389) translate (3.01388888888889in 1.02916666666667in)"><draw:text-box><text:p>...</text:p></draw:text-box></draw:frame><draw:custom-shape draw:name="Shape2" draw:style-name="gr4" svg:width="0.5642in" svg:height="0.4898in" svg:x="2.2862in" svg:y="1.061in"><text:p/><draw:enhanced-geometry svg:viewBox="0 0 21600 21600" draw:type="rectangle" draw:enhanced-path="M 0 0 L 21600 0 21600 21600 0 21600 0 0 Z N"/></draw:custom-shape><draw:custom-shape draw:name="Shape2" draw:style-name="gr5" svg:width="0.5642in" svg:height="0.4906in" svg:x="2.3354in" svg:y="1.1102in"><text:p/><draw:enhanced-geometry svg:viewBox="0 0 21600 21600" draw:type="rectangle" draw:enhanced-path="M 0 0 L 21600 0 21600 21600 0 21600 0 0 Z N"/></draw:custom-shape><draw:custom-shape draw:name="Shape2" draw:style-name="gr6" svg:width="0.5634in" svg:height="0.4898in" svg:x="2.4492in" svg:y="1.2193in"><text:p/><draw:enhanced-geometry svg:viewBox="0 0 21600 21600" draw:type="rectangle" draw:enhanced-path="M 0 0 L 21600 0 21600 21600 0 21600 0 0 Z N"/></draw:custom-shape><draw:frame draw:name="Shape11" draw:style-name="gr3" draw:text-style-name="P3" svg:width="0.2421in" svg:height="0.1925in" draw:transform="rotate (-0.801629725440996) translate (2.43541666666667in 1.03680555555556in)"><draw:text-box><text:p>…</text:p></draw:text-box></draw:frame></draw:g><draw:g text:anchor-type="paragraph" draw:z-index="86" draw:style-name="gr1"><draw:frame draw:name="Shape11" draw:style-name="gr50" draw:text-style-name="P24" svg:width="0.1894in" svg:height="0.1988in" draw:transform="rotate (-0.80354958761819) translate (3.25208333333333in 1.51150481189851in)"><draw:text-box><text:p><text:span text:style-name="T8">...</text:span></text:p></draw:text-box></draw:frame><draw:frame draw:name="Shape11" draw:style-name="gr3" draw:text-style-name="P24" svg:width="0.2413in" svg:height="0.1925in" draw:transform="rotate (-0.803724120543389) translate (3.81111111111111in 1.02152777777778in)"><draw:text-box><text:p><text:span text:style-name="T8">...</text:span></text:p></draw:text-box></draw:frame><draw:custom-shape draw:name="Shape2" draw:style-name="gr4" draw:text-style-name="P25" svg:width="0.5642in" svg:height="0.4898in" svg:x="3.0839in" svg:y="1.0535in"><text:p/><draw:enhanced-geometry svg:viewBox="0 0 21600 21600" draw:type="rectangle" draw:enhanced-path="M 0 0 L 21600 0 21600 21600 0 21600 0 0 Z N"/></draw:custom-shape><draw:custom-shape draw:name="Shape2" draw:style-name="gr51" draw:text-style-name="P25" svg:width="0.5642in" svg:height="0.4913in" svg:x="3.1331in" svg:y="1.1028in"><text:p/><draw:enhanced-geometry svg:viewBox="0 0 21600 21600" draw:type="rectangle" draw:enhanced-path="M 0 0 L 21600 0 21600 21600 0 21600 0 0 Z N"/></draw:custom-shape><draw:custom-shape draw:name="Shape2" draw:style-name="gr6" draw:text-style-name="P25" svg:width="0.5634in" svg:height="0.4898in" svg:x="3.2465in" svg:y="1.2118in"><text:p/><draw:enhanced-geometry svg:viewBox="0 0 21600 21600" draw:type="rectangle" draw:enhanced-path="M 0 0 L 21600 0 21600 21600 0 21600 0 0 Z N"/></draw:custom-shape><draw:frame draw:name="Shape11" draw:style-name="gr3" draw:text-style-name="P24" svg:width="0.2425in" svg:height="0.1925in" draw:transform="rotate (-0.801629725440996) translate (3.23194444444444in 1.02916666666667in)"><draw:text-box><text:p><text:span text:style-name="T8">…</text:span></text:p></draw:text-box></draw:frame></draw:g><draw:g text:anchor-type="paragraph" draw:z-index="87" draw:style-name="gr1"><draw:frame draw:name="Shape11" draw:style-name="gr3" draw:text-style-name="P24" svg:width="0.1894in" svg:height="0.1925in" draw:transform="rotate (-0.80354958761819) translate (4.10902777777778in 1.51875in)"><draw:text-box><text:p><text:span text:style-name="T8">...</text:span></text:p></draw:text-box></draw:frame><draw:frame draw:name="Shape11" draw:style-name="gr3" draw:text-style-name="P24" svg:width="0.2413in" svg:height="0.1925in" draw:transform="rotate (-0.803724120543389) translate (4.66775481189851in 1.02986111111111in)"><draw:text-box><text:p><text:span text:style-name="T8">...</text:span></text:p></draw:text-box></draw:frame><draw:custom-shape draw:name="Shape2" draw:style-name="gr52" draw:text-style-name="P25" svg:width="0.565in" svg:height="0.4898in" svg:x="3.9398in" svg:y="1.0618in"><text:p/><draw:enhanced-geometry svg:viewBox="0 0 21600 21600" draw:type="rectangle" draw:enhanced-path="M 0 0 L 21600 0 21600 21600 0 21600 0 0 Z N"/></draw:custom-shape><draw:custom-shape draw:name="Shape2" draw:style-name="gr53" draw:text-style-name="P25" svg:width="0.565in" svg:height="0.4913in" svg:x="3.989in" svg:y="1.111in"><text:p/><draw:enhanced-geometry svg:viewBox="0 0 21600 21600" draw:type="rectangle" draw:enhanced-path="M 0 0 L 21600 0 21600 21600 0 21600 0 0 Z N"/></draw:custom-shape><draw:custom-shape draw:name="Shape2" draw:style-name="gr6" draw:text-style-name="P25" svg:width="0.5634in" svg:height="0.4898in" svg:x="4.1024in" svg:y="1.2201in"><text:p/><draw:enhanced-geometry svg:viewBox="0 0 21600 21600" draw:type="rectangle" draw:enhanced-path="M 0 0 L 21600 0 21600 21600 0 21600 0 0 Z N"/></draw:custom-shape><draw:frame draw:name="Shape11" draw:style-name="gr3" draw:text-style-name="P24" svg:width="0.2425in" svg:height="0.1925in" draw:transform="rotate (-0.801629725440996) translate (4.08819444444444in 1.0375in)"><draw:text-box><text:p><text:span text:style-name="T8">…</text:span></text:p></draw:text-box></draw:frame></draw:g><draw:g text:anchor-type="paragraph" draw:z-index="88" draw:style-name="gr1"><draw:frame draw:name="Shape11" draw:style-name="gr54" draw:text-style-name="P18" svg:width="0.1453in" svg:height="0.1669in" draw:transform="rotate (-0.802327857141794) translate (4.92916666666667in 1.55in)"><draw:text-box><text:p><text:span text:style-name="T5">...</text:span></text:p></draw:text-box></draw:frame><draw:frame draw:name="Shape11" draw:style-name="gr54" draw:text-style-name="P18" svg:width="0.1858in" svg:height="0.1669in" draw:transform="rotate (-0.803898653468588) translate (5.35763888888889in 1.17430555555556in)"><draw:text-box><text:p><text:span text:style-name="T5">...</text:span></text:p></draw:text-box></draw:frame><draw:custom-shape draw:name="Shape2" draw:style-name="gr55" draw:text-style-name="P25" svg:width="0.4331in" svg:height="0.376in" svg:x="4.8in" svg:y="1.1996in"><text:p/><draw:enhanced-geometry svg:viewBox="0 0 21600 21600" draw:type="rectangle" draw:enhanced-path="M 0 0 L 21600 0 21600 21600 0 21600 0 0 Z N"/></draw:custom-shape><draw:custom-shape draw:name="Shape2" draw:style-name="gr56" draw:text-style-name="P25" svg:width="0.4335in" svg:height="0.3776in" svg:x="4.8374in" svg:y="1.2362in"><text:p/><draw:enhanced-geometry svg:viewBox="0 0 21600 21600" draw:type="rectangle" draw:enhanced-path="M 0 0 L 21600 0 21600 21600 0 21600 0 0 Z N"/></draw:custom-shape><draw:custom-shape draw:name="Shape2" draw:style-name="gr57" draw:text-style-name="P25" svg:width="0.4323in" svg:height="0.376in" svg:x="4.9244in" svg:y="1.3201in"><text:p/><draw:enhanced-geometry svg:viewBox="0 0 21600 21600" draw:type="rectangle" draw:enhanced-path="M 0 0 L 21600 0 21600 21600 0 21600 0 0 Z N"/></draw:custom-shape><draw:frame draw:name="Shape11" draw:style-name="gr54" draw:text-style-name="P18" svg:width="0.1862in" svg:height="0.1669in" draw:transform="rotate (-0.798662665712605) translate (4.91388888888889in 1.18055555555556in)"><draw:text-box><text:p><text:span text:style-name="T5">…</text:span></text:p></draw:text-box></draw:frame></draw:g><draw:g text:anchor-type="paragraph" draw:z-index="89" draw:style-name="gr1"><draw:frame draw:name="Shape11" draw:style-name="gr54" draw:text-style-name="P18" svg:width="0.1453in" svg:height="0.1669in" draw:transform="rotate (-0.802327857141794) translate (5.5625in 1.55in)"><draw:text-box><text:p><text:span text:style-name="T5">...</text:span></text:p></draw:text-box></draw:frame><draw:frame draw:name="Shape11" draw:style-name="gr54" draw:text-style-name="P18" svg:width="0.1858in" svg:height="0.1669in" draw:transform="rotate (-0.803898653468588) translate (5.99097222222222in 1.17430555555556in)"><draw:text-box><text:p><text:span text:style-name="T5">...</text:span></text:p></draw:text-box></draw:frame><draw:custom-shape draw:name="Shape2" draw:style-name="gr55" draw:text-style-name="P25" svg:width="0.4331in" svg:height="0.376in" svg:x="5.4335in" svg:y="1.1996in"><text:p/><draw:enhanced-geometry svg:viewBox="0 0 21600 21600" draw:type="rectangle" draw:enhanced-path="M 0 0 L 21600 0 21600 21600 0 21600 0 0 Z N"/></draw:custom-shape><draw:custom-shape draw:name="Shape2" draw:style-name="gr56" draw:text-style-name="P25" svg:width="0.4335in" svg:height="0.3776in" svg:x="5.4709in" svg:y="1.2362in"><text:p/><draw:enhanced-geometry svg:viewBox="0 0 21600 21600" draw:type="rectangle" draw:enhanced-path="M 0 0 L 21600 0 21600 21600 0 21600 0 0 Z N"/></draw:custom-shape><draw:custom-shape draw:name="Shape2" draw:style-name="gr57" draw:text-style-name="P25" svg:width="0.4323in" svg:height="0.376in" svg:x="5.5579in" svg:y="1.3201in"><text:p/><draw:enhanced-geometry svg:viewBox="0 0 21600 21600" draw:type="rectangle" draw:enhanced-path="M 0 0 L 21600 0 21600 21600 0 21600 0 0 Z N"/></draw:custom-shape><draw:frame draw:name="Shape11" draw:style-name="gr54" draw:text-style-name="P18" svg:width="0.1862in" svg:height="0.1669in" draw:transform="rotate (-0.798662665712605) translate (5.54722222222222in 1.18055555555556in)"><draw:text-box><text:p><text:span text:style-name="T5">…</text:span></text:p></draw:text-box></draw:frame></draw:g><draw:g text:anchor-type="paragraph" draw:z-index="90" draw:style-name="gr1"><draw:frame draw:name="Shape11" draw:style-name="gr58" draw:text-style-name="P17" svg:width="0.1098in" svg:height="0.1386in" draw:transform="rotate (-0.803200521767791) translate (6.84057852143482in 1.55763888888889in)"><draw:text-box><text:p><text:span text:style-name="T4">...</text:span></text:p></draw:text-box></draw:frame><draw:frame draw:name="Shape11" draw:style-name="gr59" draw:text-style-name="P17" svg:width="0.1413in" svg:height="0.1378in" draw:transform="rotate (-0.802851455917392) translate (7.16597222222222in 1.27291666666667in)"><draw:text-box><text:p><text:span text:style-name="T4">...</text:span></text:p></draw:text-box></draw:frame><draw:custom-shape draw:name="Shape2" draw:style-name="gr60" draw:text-style-name="P25" svg:width="0.3295in" svg:height="0.285in" svg:x="6.7429in" svg:y="1.2921in"><text:p/><draw:enhanced-geometry svg:viewBox="0 0 21600 21600" draw:type="rectangle" draw:enhanced-path="M 0 0 L 21600 0 21600 21600 0 21600 0 0 Z N"/></draw:custom-shape><draw:custom-shape draw:name="Shape2" draw:style-name="gr61" draw:text-style-name="P25" svg:width="0.3303in" svg:height="0.2858in" svg:x="6.7713in" svg:y="1.3201in"><text:p/><draw:enhanced-geometry svg:viewBox="0 0 21600 21600" draw:type="rectangle" draw:enhanced-path="M 0 0 L 21600 0 21600 21600 0 21600 0 0 Z N"/></draw:custom-shape><draw:custom-shape draw:name="Shape2" draw:style-name="gr62" draw:text-style-name="P25" svg:width="0.3287in" svg:height="0.285in" svg:x="6.8374in" svg:y="1.3839in"><text:p/><draw:enhanced-geometry svg:viewBox="0 0 21600 21600" draw:type="rectangle" draw:enhanced-path="M 0 0 L 21600 0 21600 21600 0 21600 0 0 Z N"/></draw:custom-shape><draw:frame draw:name="Shape11" draw:style-name="gr58" draw:text-style-name="P17" svg:width="0.1413in" svg:height="0.1386in" draw:transform="rotate (-0.795870138909415) translate (6.82986111111111in 1.27708333333333in)"><draw:text-box><text:p><text:span text:style-name="T4">…</text:span></text:p></draw:text-box></draw:frame></draw:g><draw:g text:anchor-type="paragraph" draw:z-index="91" draw:style-name="gr1"><draw:frame draw:name="Shape11" draw:style-name="gr63" draw:text-style-name="P18" svg:width="0.1453in" svg:height="0.1449in" draw:transform="rotate (-0.805643982720583) translate (6.21944444444444in 1.55in)"><draw:text-box><text:p><text:span text:style-name="T5">...</text:span></text:p></draw:text-box></draw:frame><draw:frame draw:name="Shape11" draw:style-name="gr63" draw:text-style-name="P18" svg:width="0.1858in" svg:height="0.1449in" draw:transform="rotate (-0.806516647346579) translate (6.64861111111111in 1.17430555555556in)"><draw:text-box><text:p><text:span text:style-name="T5">...</text:span></text:p></draw:text-box></draw:frame><draw:custom-shape draw:name="Shape2" draw:style-name="gr64" draw:text-style-name="P25" svg:width="0.4331in" svg:height="0.3768in" svg:x="6.0909in" svg:y="1.1996in"><text:p/><draw:enhanced-geometry svg:viewBox="0 0 21600 21600" draw:type="rectangle" draw:enhanced-path="M 0 0 L 21600 0 21600 21600 0 21600 0 0 Z N"/></draw:custom-shape><draw:custom-shape draw:name="Shape2" draw:style-name="gr65" draw:text-style-name="P25" svg:width="0.4335in" svg:height="0.3787in" svg:x="6.1276in" svg:y="1.2362in"><text:p/><draw:enhanced-geometry svg:viewBox="0 0 21600 21600" draw:type="rectangle" draw:enhanced-path="M 0 0 L 21600 0 21600 21600 0 21600 0 0 Z N"/></draw:custom-shape><draw:custom-shape draw:name="Shape2" draw:style-name="gr66" draw:text-style-name="P25" svg:width="0.4323in" svg:height="0.3768in" svg:x="6.2154in" svg:y="1.3201in"><text:p/><draw:enhanced-geometry svg:viewBox="0 0 21600 21600" draw:type="rectangle" draw:enhanced-path="M 0 0 L 21600 0 21600 21600 0 21600 0 0 Z N"/></draw:custom-shape><draw:frame draw:name="Shape11" draw:style-name="gr63" draw:text-style-name="P18" svg:width="0.187in" svg:height="0.1449in" draw:transform="rotate (-0.801106126665397) translate (6.20416666666667in 1.18055555555556in)"><draw:text-box><text:p><text:span text:style-name="T5">…</text:span></text:p></draw:text-box></draw:frame></draw:g><draw:g text:anchor-type="paragraph" draw:z-index="92" draw:style-name="gr1"><draw:frame draw:name="Shape11" draw:style-name="gr58" draw:text-style-name="P17" svg:width="0.1098in" svg:height="0.1386in" draw:transform="rotate (-0.803200521767791) translate (7.375in 1.55763888888889in)"><draw:text-box><text:p><text:span text:style-name="T4">...</text:span></text:p></draw:text-box></draw:frame><draw:frame draw:name="Shape11" draw:style-name="gr59" draw:text-style-name="P17" svg:width="0.1413in" svg:height="0.1378in" draw:transform="rotate (-0.802851455917392) translate (7.69930555555556in 1.27291666666667in)"><draw:text-box><text:p><text:span text:style-name="T4">...</text:span></text:p></draw:text-box></draw:frame><draw:custom-shape draw:name="Shape2" draw:style-name="gr60" draw:text-style-name="P25" svg:width="0.3295in" svg:height="0.285in" svg:x="7.2764in" svg:y="1.2921in"><text:p/><draw:enhanced-geometry svg:viewBox="0 0 21600 21600" draw:type="rectangle" draw:enhanced-path="M 0 0 L 21600 0 21600 21600 0 21600 0 0 Z N"/></draw:custom-shape><draw:custom-shape draw:name="Shape2" draw:style-name="gr61" draw:text-style-name="P25" svg:width="0.3303in" svg:height="0.2858in" svg:x="7.3047in" svg:y="1.3201in"><text:p/><draw:enhanced-geometry svg:viewBox="0 0 21600 21600" draw:type="rectangle" draw:enhanced-path="M 0 0 L 21600 0 21600 21600 0 21600 0 0 Z N"/></draw:custom-shape><draw:custom-shape draw:name="Shape2" draw:style-name="gr62" draw:text-style-name="P25" svg:width="0.3287in" svg:height="0.285in" svg:x="7.3709in" svg:y="1.3839in"><text:p/><draw:enhanced-geometry svg:viewBox="0 0 21600 21600" draw:type="rectangle" draw:enhanced-path="M 0 0 L 21600 0 21600 21600 0 21600 0 0 Z N"/></draw:custom-shape><draw:frame draw:name="Shape11" draw:style-name="gr58" draw:text-style-name="P17" svg:width="0.1413in" svg:height="0.1386in" draw:transform="rotate (-0.795870138909415) translate (7.36319444444444in 1.27708333333333in)"><draw:text-box><text:p><text:span text:style-name="T4">…</text:span></text:p></draw:text-box></draw:frame></draw:g><draw:g text:anchor-type="paragraph" draw:z-index="67" draw:style-name="gr1"><draw:custom-shape draw:name="Shape3" draw:style-name="gr36" draw:text-style-name="P14" svg:width="0.1886in" svg:height="0.1886in" svg:x="0.6689in" svg:y="1.2799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0.8528in" svg:y1="1.2799in" svg:x2="1.7331in" svg:y2="1.4465in"><text:p/></draw:line><draw:line draw:name="Shape4" draw:style-name="gr32" draw:text-style-name="P4" svg:x1="0.8528in" svg:y1="1.4681in" svg:x2="1.7331in" svg:y2="1.4681in"><text:p/></draw:line></draw:g></draw:g><draw:g text:anchor-type="paragraph" draw:z-index="61" draw:style-name="gr1"><draw:custom-shape draw:name="Shape3" draw:style-name="gr30" draw:text-style-name="P14" svg:width="0.1559in" svg:height="0.1295in" svg:x="1.7016in" svg:y="1.3465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1.8571in" svg:y1="1.3465in" svg:x2="2.7496in" svg:y2="1.4551in"><text:p/></draw:line><draw:line draw:name="Shape4" draw:style-name="gr32" draw:text-style-name="P4" svg:x1="1.8567in" svg:y1="1.4756in" svg:x2="2.7492in" svg:y2="1.4756in"><text:p/></draw:line></draw:g></draw:g><draw:g text:anchor-type="paragraph" draw:z-index="96" draw:style-name="gr1"><draw:custom-shape draw:name="Shape3" draw:style-name="gr67" draw:text-style-name="P14" svg:width="0.1323in" svg:height="0.1295in" svg:x="3.461in" svg:y="1.3681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3.5929in" svg:y1="1.3681in" svg:x2="4.2811in" svg:y2="1.4768in"><text:p/></draw:line><draw:line draw:name="Shape4" draw:style-name="gr32" draw:text-style-name="P4" svg:x1="3.5921in" svg:y1="1.4972in" svg:x2="4.2807in" svg:y2="1.4972in"><text:p/></draw:line></draw:g></draw:g><draw:g text:anchor-type="paragraph" draw:z-index="95" draw:style-name="gr1"><draw:custom-shape draw:name="Shape3" draw:style-name="gr67" draw:text-style-name="P14" svg:width="0.1323in" svg:height="0.1295in" svg:x="5.7575in" svg:y="1.4457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5.8886in" svg:y1="1.4457in" svg:x2="6.3744in" svg:y2="1.5543in"><text:p/></draw:line><draw:line draw:name="Shape4" draw:style-name="gr32" draw:text-style-name="P4" svg:x1="5.8882in" svg:y1="1.5744in" svg:x2="6.374in" svg:y2="1.5744in"><text:p/></draw:line></draw:g></draw:g><draw:g text:anchor-type="paragraph" draw:z-index="94" draw:style-name="gr1"><draw:custom-shape draw:name="Shape3" draw:style-name="gr67" draw:text-style-name="P14" svg:width="0.1323in" svg:height="0.1295in" svg:x="6.35in" svg:y="1.4764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6.4815in" svg:y1="1.4764in" svg:x2="6.9673in" svg:y2="1.585in"><text:p/></draw:line><draw:line draw:name="Shape4" draw:style-name="gr32" draw:text-style-name="P4" svg:x1="6.4815in" svg:y1="1.6055in" svg:x2="6.9673in" svg:y2="1.6055in"><text:p/></draw:line></draw:g></draw:g><draw:g text:anchor-type="paragraph" draw:z-index="93" draw:style-name="gr1"><draw:custom-shape draw:name="Shape3" draw:style-name="gr67" draw:text-style-name="P14" svg:width="0.1323in" svg:height="0.1295in" svg:x="4.2555in" svg:y="1.422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4.3874in" svg:y1="1.422in" svg:x2="5.0925in" svg:y2="1.5307in"><text:p/></draw:line><draw:line draw:name="Shape4" draw:style-name="gr32" draw:text-style-name="P4" svg:x1="4.387in" svg:y1="1.5508in" svg:x2="5.0921in" svg:y2="1.5508in"><text:p/></draw:line></draw:g></draw:g><draw:g text:anchor-type="paragraph" draw:z-index="97" draw:style-name="gr1"><draw:frame draw:name="Shape5" draw:style-name="gr68" draw:text-style-name="P26" svg:width="0.6614in" svg:height="0.2567in" svg:x="1.0445in" svg:y="0.6173in"><draw:text-box><text:p text:style-name="P4"><text:span text:style-name="T3"><text:s/></text:span><text:span text:style-name="T3">Convolution C1</text:span></text:p><text:p text:style-name="P4"><text:span text:style-name="T9">Filters: 32</text:span></text:p><text:p text:style-name="P4"><text:span text:style-name="T9">kernel_size: 3x3</text:span></text:p></draw:text-box></draw:frame><draw:line draw:name="Shape7" draw:style-name="gr69" draw:text-style-name="P4" svg:x1="1.1264in" svg:y1="0.8736in" svg:x2="1.1264in" svg:y2="1.1217in"><text:p/></draw:line><draw:frame draw:name="Shape5" draw:style-name="gr70" draw:text-style-name="P26" svg:width="0.6614in" svg:height="0.1815in" svg:x="1.8992in" svg:y="0.6492in"><draw:text-box><text:p text:style-name="P4"><text:span text:style-name="T3"><text:s/></text:span><text:span text:style-name="T3">Max Pooling P1</text:span></text:p><text:p text:style-name="P4"><text:span text:style-name="T9">kernel_size: 2x2</text:span></text:p></draw:text-box></draw:frame><draw:frame draw:name="Shape5" draw:style-name="gr71" draw:text-style-name="P26" svg:width="0.4898in" svg:height="0.2039in" svg:x="2.7528in" svg:y="0.6535in"><draw:text-box><text:p text:style-name="P4"><text:span text:style-name="T3"><text:s/></text:span><text:span text:style-name="T3">Dropout D1</text:span></text:p><text:p text:style-name="P4"><text:span text:style-name="T9">p:0.1</text:span></text:p></draw:text-box></draw:frame><draw:line draw:name="Shape7" draw:style-name="gr69" draw:text-style-name="P4" svg:x1="2.9992in" svg:y1="0.8571in" svg:x2="2.9992in" svg:y2="1.1425in"><text:p/></draw:line><draw:line draw:name="Shape7" draw:style-name="gr69" draw:text-style-name="P4" svg:x1="2.2252in" svg:y1="0.8307in" svg:x2="2.2252in" svg:y2="1.1161in"><text:p/></draw:line></draw:g><draw:g text:anchor-type="paragraph" draw:z-index="98" draw:style-name="gr1"><draw:frame draw:name="Shape5" draw:style-name="gr68" draw:text-style-name="P26" svg:width="0.6614in" svg:height="0.2567in" svg:x="3.8362in" svg:y="0.6874in"><draw:text-box><text:p text:style-name="P4"><text:span text:style-name="T3"><text:s/></text:span><text:span text:style-name="T3">Convolution C2</text:span></text:p><text:p text:style-name="P4"><text:span text:style-name="T9">Filters: 64</text:span></text:p><text:p text:style-name="P4"><text:span text:style-name="T9">kernel_size: 2x2</text:span></text:p></draw:text-box></draw:frame><draw:line draw:name="Shape7" draw:style-name="gr69" draw:text-style-name="P4" svg:x1="3.8736in" svg:y1="0.9437in" svg:x2="3.8736in" svg:y2="1.1917in"><text:p/></draw:line><draw:frame draw:name="Shape5" draw:style-name="gr70" draw:text-style-name="P26" svg:width="0.6614in" svg:height="0.1815in" svg:x="4.5201in" svg:y="0.6921in"><draw:text-box><text:p text:style-name="P4"><text:span text:style-name="T3"><text:s/></text:span><text:span text:style-name="T3">Max Pooling P2</text:span></text:p><text:p text:style-name="P4"><text:span text:style-name="T9">kernel_size: 2x2</text:span></text:p></draw:text-box></draw:frame><draw:frame draw:name="Shape5" draw:style-name="gr71" draw:text-style-name="P26" svg:width="0.4898in" svg:height="0.2039in" svg:x="5.2614in" svg:y="0.6902in"><draw:text-box><text:p text:style-name="P4"><text:span text:style-name="T3"><text:s/></text:span><text:span text:style-name="T3">Dropout D2</text:span></text:p><text:p text:style-name="P4"><text:span text:style-name="T9">p:0.2</text:span></text:p></draw:text-box></draw:frame><draw:line draw:name="Shape7" draw:style-name="gr69" draw:text-style-name="P4" svg:x1="5.3846in" svg:y1="0.8937in" svg:x2="5.3846in" svg:y2="1.1791in"><text:p/></draw:line><draw:line draw:name="Shape7" draw:style-name="gr69" draw:text-style-name="P4" svg:x1="4.7362in" svg:y1="0.8736in" svg:x2="4.7362in" svg:y2="1.1591in"><text:p/></draw:line></draw:g><draw:g text:anchor-type="paragraph" draw:z-index="99" draw:style-name="gr1"><draw:frame draw:name="Shape5" draw:style-name="gr68" draw:text-style-name="P26" svg:width="0.6614in" svg:height="0.2567in" svg:x="6.0189in" svg:y="0.6402in"><draw:text-box><text:p text:style-name="P4"><text:span text:style-name="T3"><text:s/></text:span><text:span text:style-name="T3">Convolution C3</text:span></text:p><text:p text:style-name="P4"><text:span text:style-name="T9">Filters: 128</text:span></text:p><text:p text:style-name="P4"><text:span text:style-name="T9">kernel_size: 2x2</text:span></text:p></draw:text-box></draw:frame><draw:line draw:name="Shape7" draw:style-name="gr69" draw:text-style-name="P4" svg:x1="6.0646in" svg:y1="0.8965in" svg:x2="6.0646in" svg:y2="1.2165in"><text:p/></draw:line><draw:frame draw:name="Shape5" draw:style-name="gr70" draw:text-style-name="P26" svg:width="0.6614in" svg:height="0.1815in" svg:x="6.5232in" svg:y="0.9185in"><draw:text-box><text:p text:style-name="P4"><text:span text:style-name="T3"><text:s/></text:span><text:span text:style-name="T3">Max Pooling P3</text:span></text:p><text:p text:style-name="P4"><text:span text:style-name="T9">kernel_size: 2x2</text:span></text:p></draw:text-box></draw:frame><draw:frame draw:name="Shape5" draw:style-name="gr71" draw:text-style-name="P26" svg:width="0.4898in" svg:height="0.2039in" svg:x="7.2197in" svg:y="0.9146in"><draw:text-box><text:p text:style-name="P4"><text:span text:style-name="T3"><text:s/></text:span><text:span text:style-name="T3">Dropout D3</text:span></text:p><text:p text:style-name="P4"><text:span text:style-name="T9">p:0.3</text:span></text:p></draw:text-box></draw:frame><draw:line draw:name="Shape7" draw:style-name="gr69" draw:text-style-name="P4" svg:x1="7.2201in" svg:y1="1.1181in" svg:x2="7.2201in" svg:y2="1.4035in"><text:p/></draw:line><draw:line draw:name="Shape7" draw:style-name="gr69" draw:text-style-name="P4" svg:x1="6.6945in" svg:y1="1.1in" svg:x2="6.6945in" svg:y2="1.3484in"><text:p/></draw:line></draw:g><draw:g text:anchor-type="paragraph" draw:z-index="101" draw:style-name="gr1"><draw:custom-shape draw:name="Shape3" draw:style-name="gr67" draw:text-style-name="P14" svg:width="0.1323in" svg:height="0.1295in" svg:x="5.1047in" svg:y="1.4409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5.2366in" svg:y1="1.4409in" svg:x2="5.7224in" svg:y2="1.5496in"><text:p/></draw:line><draw:line draw:name="Shape4" draw:style-name="gr32" draw:text-style-name="P4" svg:x1="5.2354in" svg:y1="1.5701in" svg:x2="5.7213in" svg:y2="1.5701in"><text:p/></draw:line></draw:g></draw:g><draw:g text:anchor-type="paragraph" draw:z-index="102" draw:style-name="gr1"><draw:custom-shape draw:name="Shape3" draw:style-name="gr67" draw:text-style-name="P14" svg:width="0.1323in" svg:height="0.1295in" svg:x="6.9673in" svg:y="1.4764in"><text:p/><draw:enhanced-geometry svg:viewBox="0 0 21600 21600" draw:type="rectangle" draw:enhanced-path="M 0 0 L 21600 0 21600 21600 0 21600 0 0 Z N"/></draw:custom-shape><draw:g draw:style-name="gr31"><draw:line draw:name="Shape4" draw:style-name="gr32" draw:text-style-name="P4" svg:x1="7.0988in" svg:y1="1.4764in" svg:x2="7.5846in" svg:y2="1.585in"><text:p/></draw:line><draw:line draw:name="Shape4" draw:style-name="gr32" draw:text-style-name="P4" svg:x1="7.0988in" svg:y1="1.6055in" svg:x2="7.5846in" svg:y2="1.6055in"><text:p/></draw:line></draw:g></draw:g><draw:g text:anchor-type="paragraph" draw:z-index="123" draw:style-name="gr1"><draw:line draw:name="Shape6" draw:style-name="gr74" draw:text-style-name="P15" svg:x1="7.7in" svg:y1="1.6689in" svg:x2="8.1429in" svg:y2="1.6689in"><text:p/></draw:line><draw:line draw:name="Shape6" draw:style-name="gr74" draw:text-style-name="P15" svg:x1="7.6016in" svg:y1="1.2917in" svg:x2="8.0106in" svg:y2="1.2917in"><text:p/></draw:line><draw:line draw:name="Shape6" draw:style-name="gr74" draw:text-style-name="P15" svg:x1="7.7in" svg:y1="1.6685in" svg:x2="8.0626in" svg:y2="1.5201in"><text:p/></draw:line><draw:line draw:name="Shape6" draw:style-name="gr74" draw:text-style-name="P15" svg:x1="7.7091in" svg:y1="1.5173in" svg:x2="8.1in" svg:y2="1.5909in"><text:p/></draw:line><draw:line draw:name="Shape6" draw:style-name="gr74" draw:text-style-name="P15" svg:x1="7.7091in" svg:y1="1.4217in" svg:x2="8.0626in" svg:y2="1.5173in"><text:p/></draw:line><draw:line draw:name="Shape6" draw:style-name="gr74" draw:text-style-name="P15" svg:x1="7.6354in" svg:y1="1.348in" svg:x2="8.0264in" svg:y2="1.4217in"><text:p/></draw:line><draw:line draw:name="Shape6" draw:style-name="gr74" draw:text-style-name="P15" svg:x1="7.7472in" svg:y1="1.4583in" svg:x2="8.0346in" svg:y2="1.348in"><text:p/></draw:line><draw:line draw:name="Shape6" draw:style-name="gr74" draw:text-style-name="P15" svg:x1="7.7091in" svg:y1="1.5909in" svg:x2="8.0354in" svg:y2="1.4425in"><text:p/></draw:line></draw:g><draw:g text:anchor-type="paragraph" draw:z-index="124" draw:style-name="gr1"><draw:line draw:name="Shape6" draw:style-name="gr74" draw:text-style-name="P15" svg:x1="8.1346in" svg:y1="1.6689in" svg:x2="8.5776in" svg:y2="1.6689in"><text:p/></draw:line><draw:line draw:name="Shape6" draw:style-name="gr74" draw:text-style-name="P15" svg:x1="8.0366in" svg:y1="1.2917in" svg:x2="8.4457in" svg:y2="1.2917in"><text:p/></draw:line><draw:line draw:name="Shape6" draw:style-name="gr74" draw:text-style-name="P15" svg:x1="8.1346in" svg:y1="1.6685in" svg:x2="8.4972in" svg:y2="1.5201in"><text:p/></draw:line><draw:line draw:name="Shape6" draw:style-name="gr74" draw:text-style-name="P15" svg:x1="8.1055in" svg:y1="1.4898in" svg:x2="8.5339in" svg:y2="1.5913in"><text:p/></draw:line><draw:line draw:name="Shape6" draw:style-name="gr74" draw:text-style-name="P15" svg:x1="8.0701in" svg:y1="1.3937in" svg:x2="8.4972in" svg:y2="1.5181in"><text:p/></draw:line><draw:line draw:name="Shape6" draw:style-name="gr74" draw:text-style-name="P15" svg:x1="8.0701in" svg:y1="1.348in" svg:x2="8.461in" svg:y2="1.4217in"><text:p/></draw:line><draw:line draw:name="Shape6" draw:style-name="gr74" draw:text-style-name="P15" svg:x1="8.1055in" svg:y1="1.4898in" svg:x2="8.4693in" svg:y2="1.348in"><text:p/></draw:line><draw:line draw:name="Shape6" draw:style-name="gr74" draw:text-style-name="P15" svg:x1="8.1437in" svg:y1="1.5909in" svg:x2="8.4701in" svg:y2="1.4425in"><text:p/></draw:line></draw:g><draw:g text:anchor-type="paragraph" draw:z-index="126" draw:style-name="gr1"><draw:line draw:name="Shape6" draw:style-name="gr74" draw:text-style-name="P15" svg:x1="8.578in" svg:y1="1.6465in" svg:x2="8.7795in" svg:y2="1.5528in"><text:p/></draw:line><draw:line draw:name="Shape6" draw:style-name="gr74" draw:text-style-name="P15" svg:x1="8.4799in" svg:y1="1.2917in" svg:x2="8.7327in" svg:y2="1.3681in"><text:p/></draw:line><draw:line draw:name="Shape6" draw:style-name="gr74" draw:text-style-name="P15" svg:x1="8.5437in" svg:y1="1.5756in" svg:x2="8.7791in" svg:y2="1.4638in"><text:p/></draw:line><draw:line draw:name="Shape6" draw:style-name="gr74" draw:text-style-name="P15" svg:x1="8.5252in" svg:y1="1.4409in" svg:x2="8.7614in" svg:y2="1.5012in"><text:p/></draw:line><draw:line draw:name="Shape6" draw:style-name="gr74" draw:text-style-name="P15" svg:x1="8.5016in" svg:y1="1.3681in" svg:x2="8.7791in" svg:y2="1.4618in"><text:p/></draw:line><draw:line draw:name="Shape6" draw:style-name="gr74" draw:text-style-name="P15" svg:x1="8.5016in" svg:y1="1.3346in" svg:x2="8.7327in" svg:y2="1.3902in"><text:p/></draw:line><draw:line draw:name="Shape6" draw:style-name="gr74" draw:text-style-name="P15" svg:x1="8.5252in" svg:y1="1.4413in" svg:x2="8.7327in" svg:y2="1.3898in"><text:p/></draw:line><draw:line draw:name="Shape6" draw:style-name="gr74" draw:text-style-name="P15" svg:x1="8.5492in" svg:y1="1.5173in" svg:x2="8.761in" svg:y2="1.4055in"><text:p/></draw:line></draw:g><draw:g text:anchor-type="paragraph" draw:z-index="64" draw:style-name="gr1"><draw:line draw:name="Shape4" draw:style-name="gr32" draw:text-style-name="P4" svg:x1="8.761in" svg:y1="1.3575in" svg:x2="8.8831in" svg:y2="1.3575in"><text:p/></draw:line><draw:line draw:name="Shape4" draw:style-name="gr32" draw:text-style-name="P4" svg:x1="8.7791in" svg:y1="1.4047in" svg:x2="8.872in" svg:y2="1.4047in"><text:p/></draw:line></draw:g><draw:g text:anchor-type="paragraph" draw:z-index="127" draw:style-name="gr1"><draw:line draw:name="Shape4" draw:style-name="gr32" draw:text-style-name="P4" svg:x1="8.8134in" svg:y1="1.4772in" svg:x2="8.9063in" svg:y2="1.4772in"><text:p/></draw:line></draw:g><draw:frame text:anchor-type="paragraph" draw:z-index="131" draw:name="Shape5" draw:style-name="gr76" draw:text-style-name="P26" svg:width="0.4898in" svg:height="0.2039in" svg:x="7.9866in" svg:y="0.8374in"><draw:text-box><text:p text:style-name="P4"><text:span text:style-name="T3"><text:s/></text:span><text:span text:style-name="T3">Dropout D4</text:span></text:p><text:p text:style-name="P4"><text:span text:style-name="T9">p:0.5</text:span></text:p></draw:text-box></draw:frame><draw:line text:anchor-type="paragraph" draw:z-index="132" draw:name="Shape7" draw:style-name="gr77" draw:text-style-name="P4" svg:x1="8.2016in" svg:y1="1.0409in" svg:x2="8.2016in" svg:y2="1.2512in"><text:p/></draw:line><draw:line text:anchor-type="paragraph" draw:z-index="63" draw:name="Shape4" draw:style-name="gr34" draw:text-style-name="P4" svg:x1="7.6992in" svg:y1="1.3933in" svg:x2="7.9909in" svg:y2="1.2917in"><text:p/></draw:line><draw:custom-shape text:anchor-type="paragraph" draw:z-index="60" draw:name="Shape2" draw:style-name="gr29" svg:width="0.7587in" svg:height="0.6587in" svg:x="0.2028in" svg:y="1.0236in"><text:p/><draw:enhanced-geometry svg:viewBox="0 0 21600 21600" draw:type="rectangle" draw:enhanced-path="M 0 0 L 21600 0 21600 21600 0 21600 0 0 Z N"/></draw:custom-shape><draw:line text:anchor-type="paragraph" draw:z-index="65" draw:name="Shape4" draw:style-name="gr35" draw:text-style-name="P4" svg:x1="8.0102in" svg:y1="1.2917in" svg:x2="8.1421in" svg:y2="1.6689in"><text:p/></draw:line><draw:line text:anchor-type="paragraph" draw:z-index="66" draw:name="Shape4" draw:style-name="gr35" draw:text-style-name="P4" svg:x1="8.7327in" svg:y1="1.3425in" svg:x2="8.8134in" svg:y2="1.5528in"><text:p/></draw:line><draw:line text:anchor-type="paragraph" draw:z-index="68" draw:name="Shape6" draw:style-name="gr37" draw:text-style-name="P15" svg:x1="7.7083in" svg:y1="1.5173in" svg:x2="8.0992in" svg:y2="1.5909in"><text:p/></draw:line><draw:frame text:anchor-type="paragraph" draw:z-index="69" draw:name="Shape5" draw:style-name="gr38" draw:text-style-name="P16" svg:width="0.9114in" svg:height="0.1323in" svg:x="0.1264in" svg:y="1.7299in"><draw:text-box><text:p text:style-name="P4"><text:span text:style-name="T3">1x192x256</text:span></text:p></draw:text-box></draw:frame><draw:frame text:anchor-type="paragraph" draw:z-index="70" draw:name="Shape5" draw:style-name="gr39" draw:text-style-name="P17" svg:width="0.2087in" svg:height="0.1661in" svg:x="7.9339in" svg:y="1.1819in"><draw:text-box><text:p><text:span text:style-name="T4">FC1</text:span></text:p></draw:text-box></draw:frame><draw:frame text:anchor-type="paragraph" draw:z-index="71" draw:name="Shape5" draw:style-name="gr40" draw:text-style-name="P18" svg:width="0.2524in" svg:height="0.1449in" svg:x="7.5563in" svg:y="0.0563in"><draw:text-box><text:p><text:span text:style-name="T5">FC</text:span></text:p></draw:text-box></draw:frame><draw:frame text:anchor-type="paragraph" draw:z-index="72" draw:name="Shape5" draw:style-name="gr41" draw:text-style-name="P19" svg:width="0.274in" svg:height="0.1724in" svg:x="8.2311in" svg:y="1.6917in"><draw:text-box><text:p><text:span text:style-name="T3">1000</text:span></text:p></draw:text-box></draw:frame><draw:frame text:anchor-type="paragraph" draw:z-index="73" draw:name="Shape5" draw:style-name="gr40" draw:text-style-name="P19" svg:width="0.2524in" svg:height="0.1449in" svg:x="8.6508in" svg:y="1.6264in"><draw:text-box><text:p><text:span text:style-name="T3">1000</text:span></text:p></draw:text-box></draw:frame><draw:frame text:anchor-type="paragraph" draw:z-index="74" draw:name="Shape5" draw:style-name="gr42" draw:text-style-name="P19" svg:width="0.1252in" svg:height="0.1634in" svg:x="8.9173in" svg:y="1.3898in"><draw:text-box><text:p><text:span text:style-name="T3">16</text:span></text:p></draw:text-box></draw:frame><draw:line text:anchor-type="paragraph" draw:z-index="75" draw:name="Shape7" draw:style-name="gr43" draw:text-style-name="P4" svg:x1="2.9984in" svg:y1="0.8571in" svg:x2="2.9984in" svg:y2="1.1425in"><text:p/></draw:line><draw:frame text:anchor-type="paragraph" draw:z-index="76" draw:name="Shape8" draw:style-name="gr44" draw:text-style-name="P20" svg:width="0.1815in" svg:height="0.113in" svg:x="0.6819in" svg:y="1.1736in"><draw:text-box><text:p><text:span text:style-name="T6">3x3</text:span></text:p></draw:text-box></draw:frame><draw:frame text:anchor-type="paragraph" draw:z-index="77" draw:name="Shape8" draw:style-name="gr44" draw:text-style-name="P20" svg:width="0.1815in" svg:height="0.113in" svg:x="1.7016in" svg:y="1.2339in"><draw:text-box><text:p><text:span text:style-name="T6">2x2</text:span></text:p></draw:text-box></draw:frame><draw:frame text:anchor-type="paragraph" draw:z-index="117" draw:name="Shape8" draw:style-name="gr44" draw:text-style-name="P20" svg:width="0.1815in" svg:height="0.113in" svg:x="3.461in" svg:y="1.2555in"><draw:text-box><text:p><text:span text:style-name="T6">2x2</text:span></text:p></draw:text-box></draw:frame><draw:frame text:anchor-type="paragraph" draw:z-index="118" draw:name="Shape8" draw:style-name="gr44" draw:text-style-name="P20" svg:width="0.1815in" svg:height="0.113in" svg:x="4.2492in" svg:y="1.322in"><draw:text-box><text:p><text:span text:style-name="T6">2x2</text:span></text:p></draw:text-box></draw:frame><draw:frame text:anchor-type="paragraph" draw:z-index="119" draw:name="Shape8" draw:style-name="gr44" draw:text-style-name="P20" svg:width="0.1815in" svg:height="0.113in" svg:x="5.7575in" svg:y="1.3528in"><draw:text-box><text:p><text:span text:style-name="T6">2x2</text:span></text:p></draw:text-box></draw:frame><draw:frame text:anchor-type="paragraph" draw:z-index="78" draw:name="Shape9" draw:style-name="gr45" draw:text-style-name="P19" svg:width="0.326in" svg:height="0.124in" draw:transform="rotate (-0.00907571211037019) translate (1.56736111111111in 1.79583333333333in)"><draw:text-box><text:p><text:span text:style-name="T3">254x190</text:span></text:p></draw:text-box></draw:frame><draw:frame text:anchor-type="paragraph" draw:z-index="79" draw:name="Shape9" draw:style-name="gr45" draw:text-style-name="P19" svg:width="0.2713in" svg:height="0.124in" draw:transform="rotate (-0.00907571211037019) translate (2.5875in 1.72222222222222in)"><draw:text-box><text:p><text:span text:style-name="T3">127x95</text:span></text:p></draw:text-box></draw:frame><draw:frame text:anchor-type="paragraph" draw:z-index="80" draw:name="Shape9" draw:style-name="gr45" draw:text-style-name="P19" svg:width="0.2776in" svg:height="0.124in" draw:transform="rotate (-0.00907571211037019) translate (4.24097222222222in 1.72083333333333in)"><draw:text-box><text:p><text:span text:style-name="T3">126x94</text:span></text:p></draw:text-box></draw:frame><draw:frame text:anchor-type="paragraph" draw:z-index="81" draw:name="Shape9" draw:style-name="gr46" draw:text-style-name="P19" svg:width="0.2394in" svg:height="0.1362in" draw:transform="rotate (-0.00907571211037019) translate (5.03125in 1.69583333333333in)"><draw:text-box><text:p><text:span text:style-name="T3">63x47</text:span></text:p></draw:text-box></draw:frame><draw:frame text:anchor-type="paragraph" draw:z-index="82" draw:name="Shape9" draw:style-name="gr47" draw:text-style-name="P19" svg:width="0.215in" svg:height="0.1185in" draw:transform="rotate (-0.00907571211037019) translate (6.34722222222222in 1.70625in)"><draw:text-box><text:p><text:span text:style-name="T3">62x46</text:span></text:p></draw:text-box></draw:frame><draw:frame text:anchor-type="paragraph" draw:z-index="83" draw:name="Shape9" draw:style-name="gr47" draw:text-style-name="P19" svg:width="0.2425in" svg:height="0.1185in" draw:transform="rotate (-0.00907571211037019) translate (6.88958333333333in 1.69861111111111in)"><draw:text-box><text:p><text:span text:style-name="T3">31x23</text:span></text:p></draw:text-box></draw:frame><draw:frame text:anchor-type="paragraph" draw:z-index="84" draw:name="Shape5" draw:style-name="gr48" draw:text-style-name="P21" svg:width="0.2988in" svg:height="0.1461in" svg:x="0.4835in" svg:y="0.9083in"><draw:text-box><text:p text:style-name="P4"><text:span text:style-name="T4">Input</text:span></text:p></draw:text-box></draw:frame><draw:custom-shape text:anchor-type="paragraph" draw:z-index="85" draw:name="Shape10" draw:style-name="gr49" draw:text-style-name="P23" svg:width="2.8315in" svg:height="1.4441in" svg:x="1.0035in" svg:y="0.5846in"><text:p text:style-name="P22"><text:span text:style-name="T7">Elementary block</text:span></text:p><draw:enhanced-geometry svg:viewBox="0 0 21600 21600" draw:type="rectangle" draw:enhanced-path="M 0 0 L 21600 0 21600 21600 0 21600 0 0 Z N"/></draw:custom-shape><draw:frame text:anchor-type="paragraph" draw:z-index="103" draw:name="Shape9" draw:style-name="gr45" draw:text-style-name="P19" svg:width="0.1161in" svg:height="0.124in" draw:transform="rotate (-0.785398163397448) translate (1.33263888888889in 1.69861111111111in)"><draw:text-box><text:p><text:span text:style-name="T3">32</text:span></text:p></draw:text-box></draw:frame><draw:frame text:anchor-type="paragraph" draw:z-index="104" draw:name="Shape9" draw:style-name="gr45" draw:text-style-name="P19" svg:width="0.1161in" svg:height="0.124in" draw:transform="rotate (-0.785398163397448) translate (2.34097222222222in 1.61180555555556in)"><draw:text-box><text:p><text:span text:style-name="T3">32</text:span></text:p></draw:text-box></draw:frame><draw:frame text:anchor-type="paragraph" draw:z-index="105" draw:name="Shape9" draw:style-name="gr45" draw:text-style-name="P19" svg:width="0.1161in" svg:height="0.124in" draw:transform="rotate (-0.785398163397448) translate (3.14166666666667in 1.64513888888889in)"><draw:text-box><text:p><text:span text:style-name="T3">32</text:span></text:p></draw:text-box></draw:frame><draw:frame text:anchor-type="paragraph" draw:z-index="106" draw:name="Shape9" draw:style-name="gr45" draw:text-style-name="P19" svg:width="0.1161in" svg:height="0.124in" draw:transform="rotate (-0.785398163397448) translate (4.00277777777778in 1.62430555555556in)"><draw:text-box><text:p><text:span text:style-name="T3">64</text:span></text:p></draw:text-box></draw:frame><draw:frame text:anchor-type="paragraph" draw:z-index="107" draw:name="Shape9" draw:style-name="gr45" draw:text-style-name="P19" svg:width="0.1161in" svg:height="0.124in" draw:transform="rotate (-0.785398163397448) translate (4.84236111111111in 1.61319444444444in)"><draw:text-box><text:p><text:span text:style-name="T3">64</text:span></text:p></draw:text-box></draw:frame><draw:frame text:anchor-type="paragraph" draw:z-index="108" draw:name="Shape9" draw:style-name="gr45" draw:text-style-name="P19" svg:width="0.1161in" svg:height="0.124in" draw:transform="rotate (-0.785398163397448) translate (5.47569444444444in 1.61319444444444in)"><draw:text-box><text:p><text:span text:style-name="T3">64</text:span></text:p></draw:text-box></draw:frame><draw:frame text:anchor-type="paragraph" draw:z-index="109" draw:name="Shape9" draw:style-name="gr46" draw:text-style-name="P19" svg:width="0.2394in" svg:height="0.1362in" draw:transform="rotate (-0.00907571211037019) translate (5.64027777777778in 1.69583333333333in)"><draw:text-box><text:p><text:span text:style-name="T3">63x47</text:span></text:p></draw:text-box></draw:frame><draw:frame text:anchor-type="paragraph" draw:z-index="110" draw:name="Shape9" draw:style-name="gr45" draw:text-style-name="P19" svg:width="0.178in" svg:height="0.124in" draw:transform="rotate (-0.785398163397449) translate (6.11180555555556in 1.60347222222222in)"><draw:text-box><text:p><text:span text:style-name="T3">128</text:span></text:p></draw:text-box></draw:frame><draw:frame text:anchor-type="paragraph" draw:z-index="111" draw:name="Shape9" draw:style-name="gr45" draw:text-style-name="P19" svg:width="0.178in" svg:height="0.124in" draw:transform="rotate (-0.785398163397449) translate (6.73472222222222in 1.58541666666667in)"><draw:text-box><text:p><text:span text:style-name="T3">128</text:span></text:p></draw:text-box></draw:frame><draw:frame text:anchor-type="paragraph" draw:z-index="112" draw:name="Shape9" draw:style-name="gr45" draw:text-style-name="P19" svg:width="0.178in" svg:height="0.124in" draw:transform="rotate (-0.785398163397449) translate (7.25347222222222in 1.58541666666667in)"><draw:text-box><text:p><text:span text:style-name="T3">128</text:span></text:p></draw:text-box></draw:frame><draw:frame text:anchor-type="paragraph" draw:z-index="113" draw:name="Shape9" draw:style-name="gr47" draw:text-style-name="P19" svg:width="0.2425in" svg:height="0.1185in" draw:transform="rotate (-0.00907571211037019) translate (7.43819444444444in 1.69305555555556in)"><draw:text-box><text:p><text:span text:style-name="T3">31x23</text:span></text:p></draw:text-box></draw:frame><draw:custom-shape text:anchor-type="paragraph" draw:z-index="114" draw:name="Shape10" draw:style-name="gr72" draw:text-style-name="P27" svg:width="2.1807in" svg:height="1.4441in" svg:x="3.8346in" svg:y="0.5846in"><text:p text:style-name="P22"><text:span text:style-name="T10">Elementary block</text:span></text:p><draw:enhanced-geometry svg:viewBox="0 0 21600 21600" draw:type="rectangle" draw:enhanced-path="M 0 0 L 21600 0 21600 21600 0 21600 0 0 Z N"/></draw:custom-shape><draw:custom-shape text:anchor-type="paragraph" draw:z-index="115" draw:name="Shape10" draw:style-name="gr73" draw:text-style-name="P27" svg:width="1.7323in" svg:height="1.4441in" svg:x="6.0154in" svg:y="0.578in"><text:p text:style-name="P22"><text:span text:style-name="T10">Elementary block</text:span></text:p><draw:enhanced-geometry svg:viewBox="0 0 21600 21600" draw:type="rectangle" draw:enhanced-path="M 0 0 L 21600 0 21600 21600 0 21600 0 0 Z N"/></draw:custom-shape><draw:frame text:anchor-type="paragraph" draw:z-index="116" draw:name="Shape9" draw:style-name="gr45" draw:text-style-name="P19" svg:width="0.2713in" svg:height="0.124in" draw:transform="rotate (-0.00907571211037019) translate (3.38541666666667in 1.70138888888889in)"><draw:text-box><text:p><text:span text:style-name="T3">127x95</text:span></text:p></draw:text-box></draw:frame><draw:frame text:anchor-type="paragraph" draw:z-index="120" draw:name="Shape8" draw:style-name="gr44" draw:text-style-name="P20" svg:width="0.1815in" svg:height="0.113in" svg:x="6.3425in" svg:y="1.3638in"><draw:text-box><text:p><text:span text:style-name="T6">2x2</text:span></text:p></draw:text-box></draw:frame><draw:line text:anchor-type="paragraph" draw:z-index="121" draw:name="Shape6" draw:style-name="gr37" draw:text-style-name="P15" svg:x1="7.7083in" svg:y1="1.4217in" svg:x2="8.0618in" svg:y2="1.5173in"><text:p/></draw:line><draw:line text:anchor-type="paragraph" draw:z-index="122" draw:name="Shape6" draw:style-name="gr37" draw:text-style-name="P15" svg:x1="7.6346in" svg:y1="1.348in" svg:x2="8.0256in" svg:y2="1.4217in"><text:p/></draw:line><draw:line text:anchor-type="paragraph" draw:z-index="125" draw:name="Shape4" draw:style-name="gr35" draw:text-style-name="P4" svg:x1="8.4457in" svg:y1="1.2917in" svg:x2="8.5776in" svg:y2="1.6689in"><text:p/></draw:line><draw:frame text:anchor-type="paragraph" draw:z-index="128" draw:name="Shape11" draw:style-name="gr75" draw:text-style-name="P28" svg:width="0.1378in" svg:height="0.0807in" draw:transform="rotate (-1.25663706143592) translate (8.88958333333333in 1.39722222222222in)"><draw:text-box><text:p><text:span text:style-name="T9">…</text:span><text:span text:style-name="T9">.</text:span></text:p></draw:text-box></draw:frame><draw:frame text:anchor-type="paragraph" draw:z-index="129" draw:name="Shape5" draw:style-name="gr39" draw:text-style-name="P17" svg:width="0.2087in" svg:height="0.1661in" svg:x="8.3693in" svg:y="1.1681in"><draw:text-box><text:p><text:span text:style-name="T4">FC2</text:span></text:p></draw:text-box></draw:frame><draw:frame text:anchor-type="paragraph" draw:z-index="130" draw:name="Shape5" draw:style-name="gr39" draw:text-style-name="P17" svg:width="0.2087in" svg:height="0.1661in" svg:x="8.6638in" svg:y="1.2311in"><draw:text-box><text:p><text:span text:style-name="T4">FC3</text:span></text:p></draw:text-box></draw:frame>input<text:tab/><text:tab/>conv<text:tab/><text:tab/>pool+ drop<text:tab/>conv<text:tab/>pool+drop<text:tab/>conv<text:tab/>pool+drop<text:tab/>fc<text:tab/>f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3" draw:display-name="Arrowheads 3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8-02-21T00:51:18.170278996</dc:date>
    <meta:editing-duration>PT4H51M6S</meta:editing-duration>
    <meta:editing-cycles>111</meta:editing-cycles>
    <meta:generator>LibreOffice/5.1.6.2$Linux_X86_64 LibreOffice_project/10m0$Build-2</meta:generator>
    <meta:document-statistic meta:table-count="0" meta:image-count="0" meta:object-count="0" meta:page-count="2" meta:paragraph-count="3" meta:word-count="12" meta:character-count="63" meta:non-whitespace-character-count="52"/>
  </office:meta>
</office:document-meta>
</file>